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SUM([.A4:.B4]:[.C4:.D4]:[.E4:.F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F17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3:17:46.4618683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09:25:26.475000000</meta:creation-date>
    <dc:date>2021-11-15T13:23:05.750629584</dc:date>
    <meta:editing-duration>PT11M53S</meta:editing-duration>
    <meta:editing-cycles>7</meta:editing-cycles>
    <meta:generator>LibreOfficeDev/7.3.0.0.alpha1$Linux_X86_64 LibreOffice_project/e6968f0485cfb2f6c941d11c438386e14a47095d</meta:generator>
    <meta:document-statistic meta:table-count="1" meta:cell-count="103" meta:object-count="0"/>
  </office:meta>
</office:document-meta>
</file>